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3.402in"/>
    </style:style>
    <style:style style:name="co5" style:family="table-column">
      <style:table-column-properties fo:break-before="auto" style:column-width="4.3028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4217in"/>
    </style:style>
    <style:style style:name="co9" style:family="table-column">
      <style:table-column-properties fo:break-before="auto" style:column-width="0.1957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p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float" office:value="1643721894099" calcext:value-type="float">
            <text:p>164372189409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895328" calcext:value-type="float">
            <text:p>164372189532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896546" calcext:value-type="float">
            <text:p>164372189654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897770" calcext:value-type="float">
            <text:p>164372189777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898998" calcext:value-type="float">
            <text:p>164372189899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00219" calcext:value-type="float">
            <text:p>164372190021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01438" calcext:value-type="float">
            <text:p>164372190143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02658" calcext:value-type="float">
            <text:p>164372190265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03886" calcext:value-type="float">
            <text:p>164372190388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05111" calcext:value-type="float">
            <text:p>164372190511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06330" calcext:value-type="float">
            <text:p>164372190633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07558" calcext:value-type="float">
            <text:p>164372190755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08788" calcext:value-type="float">
            <text:p>164372190878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10011" calcext:value-type="float">
            <text:p>164372191001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11234" calcext:value-type="float">
            <text:p>164372191123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12459" calcext:value-type="float">
            <text:p>164372191245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13666" calcext:value-type="float">
            <text:p>164372191366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14886" calcext:value-type="float">
            <text:p>164372191488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16102" calcext:value-type="float">
            <text:p>164372191610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17321" calcext:value-type="float">
            <text:p>164372191732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18541" calcext:value-type="float">
            <text:p>164372191854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19764" calcext:value-type="float">
            <text:p>164372191976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20990" calcext:value-type="float">
            <text:p>16437219209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22213" calcext:value-type="float">
            <text:p>164372192221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23452" calcext:value-type="float">
            <text:p>164372192345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24660" calcext:value-type="float">
            <text:p>164372192466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25858" calcext:value-type="float">
            <text:p>164372192585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27062" calcext:value-type="float">
            <text:p>164372192706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28285" calcext:value-type="float">
            <text:p>164372192828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29507" calcext:value-type="float">
            <text:p>164372192950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30735" calcext:value-type="float">
            <text:p>164372193073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31972" calcext:value-type="float">
            <text:p>164372193197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33199" calcext:value-type="float">
            <text:p>164372193319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34418" calcext:value-type="float">
            <text:p>164372193441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35635" calcext:value-type="float">
            <text:p>1643721935635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36889" calcext:value-type="float">
            <text:p>164372193688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38091" calcext:value-type="float">
            <text:p>164372193809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39315" calcext:value-type="float">
            <text:p>164372193931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40542" calcext:value-type="float">
            <text:p>164372194054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41764" calcext:value-type="float">
            <text:p>164372194176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Request-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43002" calcext:value-type="float">
            <text:p>1643721943002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45037" calcext:value-type="float">
            <text:p>1643721945037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47057" calcext:value-type="float">
            <text:p>164372194705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49084" calcext:value-type="float">
            <text:p>1643721949084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51147" calcext:value-type="float">
            <text:p>164372195114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53171" calcext:value-type="float">
            <text:p>164372195317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55210" calcext:value-type="float">
            <text:p>1643721955210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57254" calcext:value-type="float">
            <text:p>1643721957254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59297" calcext:value-type="float">
            <text:p>164372195929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61332" calcext:value-type="float">
            <text:p>1643721961332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63396" calcext:value-type="float">
            <text:p>164372196339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65407" calcext:value-type="float">
            <text:p>1643721965407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67447" calcext:value-type="float">
            <text:p>1643721967447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69541" calcext:value-type="float">
            <text:p>164372196954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71587" calcext:value-type="float">
            <text:p>1643721971587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73656" calcext:value-type="float">
            <text:p>1643721973656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75717" calcext:value-type="float">
            <text:p>16437219757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77728" calcext:value-type="float">
            <text:p>1643721977728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79785" calcext:value-type="float">
            <text:p>164372197978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81907" calcext:value-type="float">
            <text:p>1643721981907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84489" calcext:value-type="float">
            <text:p>1643721984489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86515" calcext:value-type="float">
            <text:p>1643721986515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88590" calcext:value-type="float">
            <text:p>164372198859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90637" calcext:value-type="float">
            <text:p>1643721990637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92714" calcext:value-type="float">
            <text:p>164372199271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94797" calcext:value-type="float">
            <text:p>1643721994797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96840" calcext:value-type="float">
            <text:p>164372199684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1998881" calcext:value-type="float">
            <text:p>164372199888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00938" calcext:value-type="float">
            <text:p>1643722000938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03017" calcext:value-type="float">
            <text:p>1643722003017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05069" calcext:value-type="float">
            <text:p>164372200506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07099" calcext:value-type="float">
            <text:p>1643722007099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09148" calcext:value-type="float">
            <text:p>1643722009148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11187" calcext:value-type="float">
            <text:p>1643722011187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13261" calcext:value-type="float">
            <text:p>1643722013261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15325" calcext:value-type="float">
            <text:p>164372201532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17392" calcext:value-type="float">
            <text:p>164372201739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19445" calcext:value-type="float">
            <text:p>1643722019445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21512" calcext:value-type="float">
            <text:p>1643722021512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23582" calcext:value-type="float">
            <text:p>1643722023582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Request-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25606" calcext:value-type="float">
            <text:p>1643722025606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28661" calcext:value-type="float">
            <text:p>164372202866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31691" calcext:value-type="float">
            <text:p>1643722031691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34760" calcext:value-type="float">
            <text:p>1643722034760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37823" calcext:value-type="float">
            <text:p>1643722037823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40881" calcext:value-type="float">
            <text:p>1643722040881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44458" calcext:value-type="float">
            <text:p>1643722044458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47520" calcext:value-type="float">
            <text:p>1643722047520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50594" calcext:value-type="float">
            <text:p>1643722050594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53649" calcext:value-type="float">
            <text:p>1643722053649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56690" calcext:value-type="float">
            <text:p>16437220566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59708" calcext:value-type="float">
            <text:p>1643722059708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62804" calcext:value-type="float">
            <text:p>1643722062804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65874" calcext:value-type="float">
            <text:p>1643722065874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68916" calcext:value-type="float">
            <text:p>1643722068916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71985" calcext:value-type="float">
            <text:p>164372207198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74992" calcext:value-type="float">
            <text:p>164372207499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78047" calcext:value-type="float">
            <text:p>1643722078047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81137" calcext:value-type="float">
            <text:p>1643722081137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84240" calcext:value-type="float">
            <text:p>164372208424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87264" calcext:value-type="float">
            <text:p>1643722087264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90359" calcext:value-type="float">
            <text:p>1643722090359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93430" calcext:value-type="float">
            <text:p>1643722093430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96504" calcext:value-type="float">
            <text:p>1643722096504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099549" calcext:value-type="float">
            <text:p>1643722099549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02620" calcext:value-type="float">
            <text:p>1643722102620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05709" calcext:value-type="float">
            <text:p>1643722105709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08753" calcext:value-type="float">
            <text:p>1643722108753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11805" calcext:value-type="float">
            <text:p>164372211180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14869" calcext:value-type="float">
            <text:p>1643722114869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17960" calcext:value-type="float">
            <text:p>1643722117960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21016" calcext:value-type="float">
            <text:p>1643722121016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24057" calcext:value-type="float">
            <text:p>164372212405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27086" calcext:value-type="float">
            <text:p>1643722127086</text:p>
          </table:table-cell>
          <table:table-cell office:value-type="float" office:value="2072" calcext:value-type="float">
            <text:p>207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30164" calcext:value-type="float">
            <text:p>164372213016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33174" calcext:value-type="float">
            <text:p>1643722133174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36241" calcext:value-type="float">
            <text:p>1643722136241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39339" calcext:value-type="float">
            <text:p>1643722139339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42398" calcext:value-type="float">
            <text:p>1643722142398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45454" calcext:value-type="float">
            <text:p>1643722145454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Request-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48493" calcext:value-type="float">
            <text:p>1643722148493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52564" calcext:value-type="float">
            <text:p>1643722152564</text:p>
          </table:table-cell>
          <table:table-cell office:value-type="float" office:value="3087" calcext:value-type="float">
            <text:p>308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56656" calcext:value-type="float">
            <text:p>1643722156656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60726" calcext:value-type="float">
            <text:p>1643722160726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65292" calcext:value-type="float">
            <text:p>1643722165292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69312" calcext:value-type="float">
            <text:p>1643722169312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73428" calcext:value-type="float">
            <text:p>1643722173428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77484" calcext:value-type="float">
            <text:p>1643722177484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81572" calcext:value-type="float">
            <text:p>1643722181572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85669" calcext:value-type="float">
            <text:p>1643722185669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89737" calcext:value-type="float">
            <text:p>1643722189737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93789" calcext:value-type="float">
            <text:p>1643722193789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197871" calcext:value-type="float">
            <text:p>1643722197871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01923" calcext:value-type="float">
            <text:p>1643722201923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06010" calcext:value-type="float">
            <text:p>1643722206010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10084" calcext:value-type="float">
            <text:p>1643722210084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14191" calcext:value-type="float">
            <text:p>1643722214191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18236" calcext:value-type="float">
            <text:p>1643722218236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22391" calcext:value-type="float">
            <text:p>1643722222391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26448" calcext:value-type="float">
            <text:p>1643722226448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30624" calcext:value-type="float">
            <text:p>1643722230624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34721" calcext:value-type="float">
            <text:p>1643722234721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38738" calcext:value-type="float">
            <text:p>1643722238738</text:p>
          </table:table-cell>
          <table:table-cell office:value-type="float" office:value="3058" calcext:value-type="float">
            <text:p>305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42799" calcext:value-type="float">
            <text:p>1643722242799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46907" calcext:value-type="float">
            <text:p>1643722246907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50970" calcext:value-type="float">
            <text:p>1643722250970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55006" calcext:value-type="float">
            <text:p>1643722255006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59060" calcext:value-type="float">
            <text:p>1643722259060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63143" calcext:value-type="float">
            <text:p>1643722263143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67249" calcext:value-type="float">
            <text:p>1643722267249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71332" calcext:value-type="float">
            <text:p>1643722271332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75401" calcext:value-type="float">
            <text:p>1643722275401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79502" calcext:value-type="float">
            <text:p>1643722279502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84143" calcext:value-type="float">
            <text:p>1643722284143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88201" calcext:value-type="float">
            <text:p>1643722288201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92274" calcext:value-type="float">
            <text:p>1643722292274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296422" calcext:value-type="float">
            <text:p>1643722296422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00518" calcext:value-type="float">
            <text:p>1643722300518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04586" calcext:value-type="float">
            <text:p>1643722304586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08710" calcext:value-type="float">
            <text:p>1643722308710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Request-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12836" calcext:value-type="float">
            <text:p>1643722312836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17901" calcext:value-type="float">
            <text:p>1643722317901</text:p>
          </table:table-cell>
          <table:table-cell office:value-type="float" office:value="4085" calcext:value-type="float">
            <text:p>408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22993" calcext:value-type="float">
            <text:p>1643722322993</text:p>
          </table:table-cell>
          <table:table-cell office:value-type="float" office:value="4184" calcext:value-type="float">
            <text:p>4184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28183" calcext:value-type="float">
            <text:p>1643722328183</text:p>
          </table:table-cell>
          <table:table-cell office:value-type="float" office:value="4071" calcext:value-type="float">
            <text:p>407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33263" calcext:value-type="float">
            <text:p>1643722333263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38386" calcext:value-type="float">
            <text:p>1643722338386</text:p>
          </table:table-cell>
          <table:table-cell office:value-type="float" office:value="4577" calcext:value-type="float">
            <text:p>457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43971" calcext:value-type="float">
            <text:p>1643722343971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49041" calcext:value-type="float">
            <text:p>1643722349041</text:p>
          </table:table-cell>
          <table:table-cell office:value-type="float" office:value="4055" calcext:value-type="float">
            <text:p>405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54102" calcext:value-type="float">
            <text:p>1643722354102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59194" calcext:value-type="float">
            <text:p>1643722359194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64311" calcext:value-type="float">
            <text:p>1643722364311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69314" calcext:value-type="float">
            <text:p>1643722369314</text:p>
          </table:table-cell>
          <table:table-cell office:value-type="float" office:value="4126" calcext:value-type="float">
            <text:p>412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74448" calcext:value-type="float">
            <text:p>1643722374448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79585" calcext:value-type="float">
            <text:p>1643722379585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84705" calcext:value-type="float">
            <text:p>1643722384705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89729" calcext:value-type="float">
            <text:p>1643722389729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94816" calcext:value-type="float">
            <text:p>1643722394816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399946" calcext:value-type="float">
            <text:p>1643722399946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05692" calcext:value-type="float">
            <text:p>1643722405692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10845" calcext:value-type="float">
            <text:p>1643722410845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15912" calcext:value-type="float">
            <text:p>1643722415912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21044" calcext:value-type="float">
            <text:p>1643722421044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26187" calcext:value-type="float">
            <text:p>1643722426187</text:p>
          </table:table-cell>
          <table:table-cell office:value-type="float" office:value="4083" calcext:value-type="float">
            <text:p>408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31277" calcext:value-type="float">
            <text:p>1643722431277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36300" calcext:value-type="float">
            <text:p>1643722436300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41336" calcext:value-type="float">
            <text:p>1643722441336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46434" calcext:value-type="float">
            <text:p>1643722446434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51525" calcext:value-type="float">
            <text:p>1643722451525</text:p>
          </table:table-cell>
          <table:table-cell office:value-type="float" office:value="3996" calcext:value-type="float">
            <text:p>3996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56528" calcext:value-type="float">
            <text:p>1643722456528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61673" calcext:value-type="float">
            <text:p>1643722461673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67233" calcext:value-type="float">
            <text:p>1643722467233</text:p>
          </table:table-cell>
          <table:table-cell office:value-type="float" office:value="4078" calcext:value-type="float">
            <text:p>407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72317" calcext:value-type="float">
            <text:p>1643722472317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77335" calcext:value-type="float">
            <text:p>1643722477335</text:p>
          </table:table-cell>
          <table:table-cell office:value-type="float" office:value="4068" calcext:value-type="float">
            <text:p>406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82410" calcext:value-type="float">
            <text:p>1643722482410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87422" calcext:value-type="float">
            <text:p>1643722487422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92547" calcext:value-type="float">
            <text:p>1643722492547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497607" calcext:value-type="float">
            <text:p>1643722497607</text:p>
          </table:table-cell>
          <table:table-cell office:value-type="float" office:value="4038" calcext:value-type="float">
            <text:p>403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02652" calcext:value-type="float">
            <text:p>1643722502652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07761" calcext:value-type="float">
            <text:p>1643722507761</text:p>
          </table:table-cell>
          <table:table-cell office:value-type="float" office:value="4088" calcext:value-type="float">
            <text:p>4088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12856" calcext:value-type="float">
            <text:p>1643722512856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Request-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17961" calcext:value-type="float">
            <text:p>1643722517961</text:p>
          </table:table-cell>
          <table:table-cell office:value-type="float" office:value="5554" calcext:value-type="float">
            <text:p>555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24521" calcext:value-type="float">
            <text:p>1643722524521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30570" calcext:value-type="float">
            <text:p>1643722530570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36655" calcext:value-type="float">
            <text:p>1643722536655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42756" calcext:value-type="float">
            <text:p>1643722542756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48827" calcext:value-type="float">
            <text:p>1643722548827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54959" calcext:value-type="float">
            <text:p>164372255495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61085" calcext:value-type="float">
            <text:p>1643722561085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67161" calcext:value-type="float">
            <text:p>1643722567161</text:p>
          </table:table-cell>
          <table:table-cell office:value-type="float" office:value="5116" calcext:value-type="float">
            <text:p>511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73284" calcext:value-type="float">
            <text:p>1643722573284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79341" calcext:value-type="float">
            <text:p>1643722579341</text:p>
          </table:table-cell>
          <table:table-cell office:value-type="float" office:value="5631" calcext:value-type="float">
            <text:p>563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85979" calcext:value-type="float">
            <text:p>1643722585979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92144" calcext:value-type="float">
            <text:p>1643722592144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598272" calcext:value-type="float">
            <text:p>1643722598272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04399" calcext:value-type="float">
            <text:p>1643722604399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10441" calcext:value-type="float">
            <text:p>1643722610441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16557" calcext:value-type="float">
            <text:p>1643722616557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22595" calcext:value-type="float">
            <text:p>1643722622595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28728" calcext:value-type="float">
            <text:p>1643722628728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34888" calcext:value-type="float">
            <text:p>1643722634888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40964" calcext:value-type="float">
            <text:p>1643722640964</text:p>
          </table:table-cell>
          <table:table-cell office:value-type="float" office:value="5577" calcext:value-type="float">
            <text:p>557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47548" calcext:value-type="float">
            <text:p>1643722647548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53720" calcext:value-type="float">
            <text:p>1643722653720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59904" calcext:value-type="float">
            <text:p>1643722659904</text:p>
          </table:table-cell>
          <table:table-cell office:value-type="float" office:value="5128" calcext:value-type="float">
            <text:p>512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66037" calcext:value-type="float">
            <text:p>1643722666037</text:p>
          </table:table-cell>
          <table:table-cell office:value-type="float" office:value="5078" calcext:value-type="float">
            <text:p>507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72122" calcext:value-type="float">
            <text:p>1643722672122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78238" calcext:value-type="float">
            <text:p>1643722678238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84289" calcext:value-type="float">
            <text:p>1643722684289</text:p>
          </table:table-cell>
          <table:table-cell office:value-type="float" office:value="5058" calcext:value-type="float">
            <text:p>5058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90353" calcext:value-type="float">
            <text:p>1643722690353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696395" calcext:value-type="float">
            <text:p>1643722696395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02585" calcext:value-type="float">
            <text:p>1643722702585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08746" calcext:value-type="float">
            <text:p>1643722708746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14874" calcext:value-type="float">
            <text:p>1643722714874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20985" calcext:value-type="float">
            <text:p>1643722720985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27019" calcext:value-type="float">
            <text:p>1643722727019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33139" calcext:value-type="float">
            <text:p>1643722733139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39207" calcext:value-type="float">
            <text:p>1643722739207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45316" calcext:value-type="float">
            <text:p>1643722745316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51369" calcext:value-type="float">
            <text:p>1643722751369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57404" calcext:value-type="float">
            <text:p>1643722757404</text:p>
          </table:table-cell>
          <table:table-cell office:value-type="float" office:value="5685" calcext:value-type="float">
            <text:p>5685</text:p>
          </table:table-cell>
          <table:table-cell office:value-type="string" calcext:value-type="string">
            <text:p>Request-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64096" calcext:value-type="float">
            <text:p>1643722764096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71225" calcext:value-type="float">
            <text:p>1643722771225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78369" calcext:value-type="float">
            <text:p>1643722778369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85485" calcext:value-type="float">
            <text:p>164372278548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92516" calcext:value-type="float">
            <text:p>1643722792516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799617" calcext:value-type="float">
            <text:p>1643722799617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06709" calcext:value-type="float">
            <text:p>1643722806709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13819" calcext:value-type="float">
            <text:p>1643722813819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20896" calcext:value-type="float">
            <text:p>1643722820896</text:p>
          </table:table-cell>
          <table:table-cell office:value-type="float" office:value="6680" calcext:value-type="float">
            <text:p>668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28580" calcext:value-type="float">
            <text:p>1643722828580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35738" calcext:value-type="float">
            <text:p>1643722835738</text:p>
          </table:table-cell>
          <table:table-cell office:value-type="float" office:value="6145" calcext:value-type="float">
            <text:p>614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42892" calcext:value-type="float">
            <text:p>1643722842892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50025" calcext:value-type="float">
            <text:p>1643722850025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57202" calcext:value-type="float">
            <text:p>1643722857202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64331" calcext:value-type="float">
            <text:p>1643722864331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71470" calcext:value-type="float">
            <text:p>164372287147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78548" calcext:value-type="float">
            <text:p>1643722878548</text:p>
          </table:table-cell>
          <table:table-cell office:value-type="float" office:value="6617" calcext:value-type="float">
            <text:p>661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86171" calcext:value-type="float">
            <text:p>164372288617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893279" calcext:value-type="float">
            <text:p>1643722893279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00401" calcext:value-type="float">
            <text:p>164372290040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07466" calcext:value-type="float">
            <text:p>1643722907466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14622" calcext:value-type="float">
            <text:p>1643722914622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21810" calcext:value-type="float">
            <text:p>164372292181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28989" calcext:value-type="float">
            <text:p>1643722928989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36079" calcext:value-type="float">
            <text:p>1643722936079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43214" calcext:value-type="float">
            <text:p>1643722943214</text:p>
          </table:table-cell>
          <table:table-cell office:value-type="float" office:value="6162" calcext:value-type="float">
            <text:p>616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50383" calcext:value-type="float">
            <text:p>1643722950383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57511" calcext:value-type="float">
            <text:p>1643722957511</text:p>
          </table:table-cell>
          <table:table-cell office:value-type="float" office:value="6160" calcext:value-type="float">
            <text:p>6160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64675" calcext:value-type="float">
            <text:p>1643722964675</text:p>
          </table:table-cell>
          <table:table-cell office:value-type="float" office:value="6164" calcext:value-type="float">
            <text:p>6164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71846" calcext:value-type="float">
            <text:p>1643722971846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79091" calcext:value-type="float">
            <text:p>1643722979091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86257" calcext:value-type="float">
            <text:p>1643722986257</text:p>
          </table:table-cell>
          <table:table-cell office:value-type="float" office:value="6197" calcext:value-type="float">
            <text:p>6197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2993461" calcext:value-type="float">
            <text:p>1643722993461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00650" calcext:value-type="float">
            <text:p>1643723000650</text:p>
          </table:table-cell>
          <table:table-cell office:value-type="float" office:value="6619" calcext:value-type="float">
            <text:p>661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08277" calcext:value-type="float">
            <text:p>1643723008277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15420" calcext:value-type="float">
            <text:p>164372301542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22487" calcext:value-type="float">
            <text:p>1643723022487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29666" calcext:value-type="float">
            <text:p>1643723029666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36894" calcext:value-type="float">
            <text:p>1643723036894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44009" calcext:value-type="float">
            <text:p>1643723044009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Request-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51143" calcext:value-type="float">
            <text:p>1643723051143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59280" calcext:value-type="float">
            <text:p>1643723059280</text:p>
          </table:table-cell>
          <table:table-cell office:value-type="float" office:value="7662" calcext:value-type="float">
            <text:p>766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67950" calcext:value-type="float">
            <text:p>1643723067950</text:p>
          </table:table-cell>
          <table:table-cell office:value-type="float" office:value="7172" calcext:value-type="float">
            <text:p>717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76128" calcext:value-type="float">
            <text:p>1643723076128</text:p>
          </table:table-cell>
          <table:table-cell office:value-type="float" office:value="7167" calcext:value-type="float">
            <text:p>716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84301" calcext:value-type="float">
            <text:p>1643723084301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092550" calcext:value-type="float">
            <text:p>1643723092550</text:p>
          </table:table-cell>
          <table:table-cell office:value-type="float" office:value="7061" calcext:value-type="float">
            <text:p>706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00617" calcext:value-type="float">
            <text:p>1643723100617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08744" calcext:value-type="float">
            <text:p>1643723108744</text:p>
          </table:table-cell>
          <table:table-cell office:value-type="float" office:value="7183" calcext:value-type="float">
            <text:p>718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16935" calcext:value-type="float">
            <text:p>1643723116935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25194" calcext:value-type="float">
            <text:p>1643723125194</text:p>
          </table:table-cell>
          <table:table-cell office:value-type="float" office:value="7194" calcext:value-type="float">
            <text:p>719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33395" calcext:value-type="float">
            <text:p>1643723133395</text:p>
          </table:table-cell>
          <table:table-cell office:value-type="float" office:value="7196" calcext:value-type="float">
            <text:p>719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41598" calcext:value-type="float">
            <text:p>1643723141598</text:p>
          </table:table-cell>
          <table:table-cell office:value-type="float" office:value="7287" calcext:value-type="float">
            <text:p>728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49891" calcext:value-type="float">
            <text:p>1643723149891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58063" calcext:value-type="float">
            <text:p>1643723158063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66214" calcext:value-type="float">
            <text:p>1643723166214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74468" calcext:value-type="float">
            <text:p>1643723174468</text:p>
          </table:table-cell>
          <table:table-cell office:value-type="float" office:value="7258" calcext:value-type="float">
            <text:p>725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82733" calcext:value-type="float">
            <text:p>1643723182733</text:p>
          </table:table-cell>
          <table:table-cell office:value-type="float" office:value="7128" calcext:value-type="float">
            <text:p>712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90867" calcext:value-type="float">
            <text:p>1643723190867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199121" calcext:value-type="float">
            <text:p>1643723199121</text:p>
          </table:table-cell>
          <table:table-cell office:value-type="float" office:value="7232" calcext:value-type="float">
            <text:p>7232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07359" calcext:value-type="float">
            <text:p>1643723207359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15574" calcext:value-type="float">
            <text:p>1643723215574</text:p>
          </table:table-cell>
          <table:table-cell office:value-type="float" office:value="7207" calcext:value-type="float">
            <text:p>7207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23789" calcext:value-type="float">
            <text:p>1643723223789</text:p>
          </table:table-cell>
          <table:table-cell office:value-type="float" office:value="7116" calcext:value-type="float">
            <text:p>711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31912" calcext:value-type="float">
            <text:p>1643723231912</text:p>
          </table:table-cell>
          <table:table-cell office:value-type="float" office:value="7220" calcext:value-type="float">
            <text:p>722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40136" calcext:value-type="float">
            <text:p>1643723240136</text:p>
          </table:table-cell>
          <table:table-cell office:value-type="float" office:value="7753" calcext:value-type="float">
            <text:p>7753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48897" calcext:value-type="float">
            <text:p>1643723248897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57151" calcext:value-type="float">
            <text:p>1643723257151</text:p>
          </table:table-cell>
          <table:table-cell office:value-type="float" office:value="7249" calcext:value-type="float">
            <text:p>724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65407" calcext:value-type="float">
            <text:p>1643723265407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73623" calcext:value-type="float">
            <text:p>1643723273623</text:p>
          </table:table-cell>
          <table:table-cell office:value-type="float" office:value="7194" calcext:value-type="float">
            <text:p>7194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81825" calcext:value-type="float">
            <text:p>1643723281825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90039" calcext:value-type="float">
            <text:p>1643723290039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298256" calcext:value-type="float">
            <text:p>1643723298256</text:p>
          </table:table-cell>
          <table:table-cell office:value-type="float" office:value="7248" calcext:value-type="float">
            <text:p>7248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06510" calcext:value-type="float">
            <text:p>1643723306510</text:p>
          </table:table-cell>
          <table:table-cell office:value-type="float" office:value="7255" calcext:value-type="float">
            <text:p>725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14774" calcext:value-type="float">
            <text:p>1643723314774</text:p>
          </table:table-cell>
          <table:table-cell office:value-type="float" office:value="7251" calcext:value-type="float">
            <text:p>725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23033" calcext:value-type="float">
            <text:p>1643723323033</text:p>
          </table:table-cell>
          <table:table-cell office:value-type="float" office:value="7355" calcext:value-type="float">
            <text:p>7355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31394" calcext:value-type="float">
            <text:p>1643723331394</text:p>
          </table:table-cell>
          <table:table-cell office:value-type="float" office:value="7831" calcext:value-type="float">
            <text:p>7831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40230" calcext:value-type="float">
            <text:p>1643723340230</text:p>
          </table:table-cell>
          <table:table-cell office:value-type="float" office:value="8170" calcext:value-type="float">
            <text:p>817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49408" calcext:value-type="float">
            <text:p>1643723349408</text:p>
          </table:table-cell>
          <table:table-cell office:value-type="float" office:value="7609" calcext:value-type="float">
            <text:p>7609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58023" calcext:value-type="float">
            <text:p>1643723358023</text:p>
          </table:table-cell>
          <table:table-cell office:value-type="float" office:value="7746" calcext:value-type="float">
            <text:p>7746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66774" calcext:value-type="float">
            <text:p>1643723366774</text:p>
          </table:table-cell>
          <table:table-cell office:value-type="float" office:value="7090" calcext:value-type="float">
            <text:p>709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74869" calcext:value-type="float">
            <text:p>1643723374869</text:p>
          </table:table-cell>
          <table:table-cell office:value-type="float" office:value="6970" calcext:value-type="float">
            <text:p>6970</text:p>
          </table:table-cell>
          <table:table-cell office:value-type="string" calcext:value-type="string">
            <text:p>Request-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82850" calcext:value-type="float">
            <text:p>1643723382850</text:p>
          </table:table-cell>
          <table:table-cell office:value-type="float" office:value="8049" calcext:value-type="float">
            <text:p>804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391906" calcext:value-type="float">
            <text:p>1643723391906</text:p>
          </table:table-cell>
          <table:table-cell office:value-type="float" office:value="8188" calcext:value-type="float">
            <text:p>818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01101" calcext:value-type="float">
            <text:p>1643723401101</text:p>
          </table:table-cell>
          <table:table-cell office:value-type="float" office:value="7918" calcext:value-type="float">
            <text:p>791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10022" calcext:value-type="float">
            <text:p>1643723410022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19107" calcext:value-type="float">
            <text:p>1643723419107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28301" calcext:value-type="float">
            <text:p>1643723428301</text:p>
          </table:table-cell>
          <table:table-cell office:value-type="float" office:value="8038" calcext:value-type="float">
            <text:p>803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37347" calcext:value-type="float">
            <text:p>1643723437347</text:p>
          </table:table-cell>
          <table:table-cell office:value-type="float" office:value="8097" calcext:value-type="float">
            <text:p>809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46450" calcext:value-type="float">
            <text:p>1643723446450</text:p>
          </table:table-cell>
          <table:table-cell office:value-type="float" office:value="8137" calcext:value-type="float">
            <text:p>813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55595" calcext:value-type="float">
            <text:p>1643723455595</text:p>
          </table:table-cell>
          <table:table-cell office:value-type="float" office:value="8124" calcext:value-type="float">
            <text:p>812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64726" calcext:value-type="float">
            <text:p>1643723464726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73833" calcext:value-type="float">
            <text:p>1643723473833</text:p>
          </table:table-cell>
          <table:table-cell office:value-type="float" office:value="7997" calcext:value-type="float">
            <text:p>799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82837" calcext:value-type="float">
            <text:p>1643723482837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492162" calcext:value-type="float">
            <text:p>1643723492162</text:p>
          </table:table-cell>
          <table:table-cell office:value-type="float" office:value="8039" calcext:value-type="float">
            <text:p>803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01206" calcext:value-type="float">
            <text:p>1643723501206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10215" calcext:value-type="float">
            <text:p>1643723510215</text:p>
          </table:table-cell>
          <table:table-cell office:value-type="float" office:value="8168" calcext:value-type="float">
            <text:p>816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19390" calcext:value-type="float">
            <text:p>1643723519390</text:p>
          </table:table-cell>
          <table:table-cell office:value-type="float" office:value="8161" calcext:value-type="float">
            <text:p>8161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28556" calcext:value-type="float">
            <text:p>1643723528556</text:p>
          </table:table-cell>
          <table:table-cell office:value-type="float" office:value="8148" calcext:value-type="float">
            <text:p>814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37709" calcext:value-type="float">
            <text:p>1643723537709</text:p>
          </table:table-cell>
          <table:table-cell office:value-type="float" office:value="8647" calcext:value-type="float">
            <text:p>864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47360" calcext:value-type="float">
            <text:p>1643723547360</text:p>
          </table:table-cell>
          <table:table-cell office:value-type="float" office:value="8097" calcext:value-type="float">
            <text:p>809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56465" calcext:value-type="float">
            <text:p>1643723556465</text:p>
          </table:table-cell>
          <table:table-cell office:value-type="float" office:value="8024" calcext:value-type="float">
            <text:p>802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65496" calcext:value-type="float">
            <text:p>1643723565496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74618" calcext:value-type="float">
            <text:p>1643723574618</text:p>
          </table:table-cell>
          <table:table-cell office:value-type="float" office:value="8114" calcext:value-type="float">
            <text:p>8114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83742" calcext:value-type="float">
            <text:p>1643723583742</text:p>
          </table:table-cell>
          <table:table-cell office:value-type="float" office:value="8016" calcext:value-type="float">
            <text:p>801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592764" calcext:value-type="float">
            <text:p>1643723592764</text:p>
          </table:table-cell>
          <table:table-cell office:value-type="float" office:value="8066" calcext:value-type="float">
            <text:p>806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01837" calcext:value-type="float">
            <text:p>1643723601837</text:p>
          </table:table-cell>
          <table:table-cell office:value-type="float" office:value="8648" calcext:value-type="float">
            <text:p>8648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11492" calcext:value-type="float">
            <text:p>1643723611492</text:p>
          </table:table-cell>
          <table:table-cell office:value-type="float" office:value="7949" calcext:value-type="float">
            <text:p>794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20447" calcext:value-type="float">
            <text:p>1643723620447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29399" calcext:value-type="float">
            <text:p>1643723629399</text:p>
          </table:table-cell>
          <table:table-cell office:value-type="float" office:value="7899" calcext:value-type="float">
            <text:p>789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38306" calcext:value-type="float">
            <text:p>1643723638306</text:p>
          </table:table-cell>
          <table:table-cell office:value-type="float" office:value="8012" calcext:value-type="float">
            <text:p>801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47324" calcext:value-type="float">
            <text:p>1643723647324</text:p>
          </table:table-cell>
          <table:table-cell office:value-type="float" office:value="8079" calcext:value-type="float">
            <text:p>807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56409" calcext:value-type="float">
            <text:p>1643723656409</text:p>
          </table:table-cell>
          <table:table-cell office:value-type="float" office:value="8545" calcext:value-type="float">
            <text:p>854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65961" calcext:value-type="float">
            <text:p>1643723665961</text:p>
          </table:table-cell>
          <table:table-cell office:value-type="float" office:value="8085" calcext:value-type="float">
            <text:p>808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75055" calcext:value-type="float">
            <text:p>1643723675055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84038" calcext:value-type="float">
            <text:p>1643723684038</text:p>
          </table:table-cell>
          <table:table-cell office:value-type="float" office:value="7952" calcext:value-type="float">
            <text:p>7952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692997" calcext:value-type="float">
            <text:p>1643723692997</text:p>
          </table:table-cell>
          <table:table-cell office:value-type="float" office:value="7980" calcext:value-type="float">
            <text:p>7980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01984" calcext:value-type="float">
            <text:p>1643723701984</text:p>
          </table:table-cell>
          <table:table-cell office:value-type="float" office:value="7995" calcext:value-type="float">
            <text:p>7995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10986" calcext:value-type="float">
            <text:p>1643723710986</text:p>
          </table:table-cell>
          <table:table-cell office:value-type="float" office:value="8093" calcext:value-type="float">
            <text:p>8093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20089" calcext:value-type="float">
            <text:p>1643723720089</text:p>
          </table:table-cell>
          <table:table-cell office:value-type="float" office:value="8599" calcext:value-type="float">
            <text:p>8599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29695" calcext:value-type="float">
            <text:p>1643723729695</text:p>
          </table:table-cell>
          <table:table-cell office:value-type="float" office:value="8137" calcext:value-type="float">
            <text:p>8137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38839" calcext:value-type="float">
            <text:p>1643723738839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Request-9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47891" calcext:value-type="float">
            <text:p>1643723747891</text:p>
          </table:table-cell>
          <table:table-cell office:value-type="float" office:value="9039" calcext:value-type="float">
            <text:p>903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57937" calcext:value-type="float">
            <text:p>1643723757937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67960" calcext:value-type="float">
            <text:p>1643723767960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77997" calcext:value-type="float">
            <text:p>1643723777997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88586" calcext:value-type="float">
            <text:p>1643723788586</text:p>
          </table:table-cell>
          <table:table-cell office:value-type="float" office:value="8989" calcext:value-type="float">
            <text:p>898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798581" calcext:value-type="float">
            <text:p>1643723798581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808683" calcext:value-type="float">
            <text:p>1643723808683</text:p>
          </table:table-cell>
          <table:table-cell office:value-type="float" office:value="8920" calcext:value-type="float">
            <text:p>892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818611" calcext:value-type="float">
            <text:p>1643723818611</text:p>
          </table:table-cell>
          <table:table-cell office:value-type="float" office:value="9164" calcext:value-type="float">
            <text:p>916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828782" calcext:value-type="float">
            <text:p>1643723828782</text:p>
          </table:table-cell>
          <table:table-cell office:value-type="float" office:value="8997" calcext:value-type="float">
            <text:p>899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838786" calcext:value-type="float">
            <text:p>164372383878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849357" calcext:value-type="float">
            <text:p>1643723849357</text:p>
          </table:table-cell>
          <table:table-cell office:value-type="float" office:value="9029" calcext:value-type="float">
            <text:p>902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859396" calcext:value-type="float">
            <text:p>1643723859396</text:p>
          </table:table-cell>
          <table:table-cell office:value-type="float" office:value="9173" calcext:value-type="float">
            <text:p>917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869574" calcext:value-type="float">
            <text:p>1643723869574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879720" calcext:value-type="float">
            <text:p>1643723879720</text:p>
          </table:table-cell>
          <table:table-cell office:value-type="float" office:value="8973" calcext:value-type="float">
            <text:p>897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889699" calcext:value-type="float">
            <text:p>1643723889699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899787" calcext:value-type="float">
            <text:p>1643723899787</text:p>
          </table:table-cell>
          <table:table-cell office:value-type="float" office:value="9554" calcext:value-type="float">
            <text:p>9554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910347" calcext:value-type="float">
            <text:p>1643723910347</text:p>
          </table:table-cell>
          <table:table-cell office:value-type="float" office:value="8952" calcext:value-type="float">
            <text:p>895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920305" calcext:value-type="float">
            <text:p>1643723920305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930311" calcext:value-type="float">
            <text:p>1643723930311</text:p>
          </table:table-cell>
          <table:table-cell office:value-type="float" office:value="8955" calcext:value-type="float">
            <text:p>895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940270" calcext:value-type="float">
            <text:p>1643723940270</text:p>
          </table:table-cell>
          <table:table-cell office:value-type="float" office:value="9058" calcext:value-type="float">
            <text:p>905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950336" calcext:value-type="float">
            <text:p>1643723950336</text:p>
          </table:table-cell>
          <table:table-cell office:value-type="float" office:value="9056" calcext:value-type="float">
            <text:p>905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960399" calcext:value-type="float">
            <text:p>1643723960399</text:p>
          </table:table-cell>
          <table:table-cell office:value-type="float" office:value="9681" calcext:value-type="float">
            <text:p>968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971088" calcext:value-type="float">
            <text:p>1643723971088</text:p>
          </table:table-cell>
          <table:table-cell office:value-type="float" office:value="9069" calcext:value-type="float">
            <text:p>9069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981162" calcext:value-type="float">
            <text:p>1643723981162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3991169" calcext:value-type="float">
            <text:p>1643723991169</text:p>
          </table:table-cell>
          <table:table-cell office:value-type="float" office:value="9025" calcext:value-type="float">
            <text:p>902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001198" calcext:value-type="float">
            <text:p>1643724001198</text:p>
          </table:table-cell>
          <table:table-cell office:value-type="float" office:value="9120" calcext:value-type="float">
            <text:p>9120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011325" calcext:value-type="float">
            <text:p>1643724011325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021334" calcext:value-type="float">
            <text:p>1643724021334</text:p>
          </table:table-cell>
          <table:table-cell office:value-type="float" office:value="9645" calcext:value-type="float">
            <text:p>9645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031984" calcext:value-type="float">
            <text:p>1643724031984</text:p>
          </table:table-cell>
          <table:table-cell office:value-type="float" office:value="9142" calcext:value-type="float">
            <text:p>914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042133" calcext:value-type="float">
            <text:p>1643724042133</text:p>
          </table:table-cell>
          <table:table-cell office:value-type="float" office:value="8867" calcext:value-type="float">
            <text:p>886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052005" calcext:value-type="float">
            <text:p>1643724052005</text:p>
          </table:table-cell>
          <table:table-cell office:value-type="float" office:value="9073" calcext:value-type="float">
            <text:p>9073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062085" calcext:value-type="float">
            <text:p>1643724062085</text:p>
          </table:table-cell>
          <table:table-cell office:value-type="float" office:value="8896" calcext:value-type="float">
            <text:p>889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071989" calcext:value-type="float">
            <text:p>1643724071989</text:p>
          </table:table-cell>
          <table:table-cell office:value-type="float" office:value="9038" calcext:value-type="float">
            <text:p>9038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082033" calcext:value-type="float">
            <text:p>1643724082033</text:p>
          </table:table-cell>
          <table:table-cell office:value-type="float" office:value="9442" calcext:value-type="float">
            <text:p>944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092478" calcext:value-type="float">
            <text:p>1643724092478</text:p>
          </table:table-cell>
          <table:table-cell office:value-type="float" office:value="9062" calcext:value-type="float">
            <text:p>906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102545" calcext:value-type="float">
            <text:p>1643724102545</text:p>
          </table:table-cell>
          <table:table-cell office:value-type="float" office:value="9036" calcext:value-type="float">
            <text:p>9036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112587" calcext:value-type="float">
            <text:p>1643724112587</text:p>
          </table:table-cell>
          <table:table-cell office:value-type="float" office:value="9067" calcext:value-type="float">
            <text:p>906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122658" calcext:value-type="float">
            <text:p>1643724122658</text:p>
          </table:table-cell>
          <table:table-cell office:value-type="float" office:value="9082" calcext:value-type="float">
            <text:p>908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132747" calcext:value-type="float">
            <text:p>1643724132747</text:p>
          </table:table-cell>
          <table:table-cell office:value-type="float" office:value="9067" calcext:value-type="float">
            <text:p>9067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142820" calcext:value-type="float">
            <text:p>1643724142820</text:p>
          </table:table-cell>
          <table:table-cell office:value-type="float" office:value="8962" calcext:value-type="float">
            <text:p>8962</text:p>
          </table:table-cell>
          <table:table-cell office:value-type="string" calcext:value-type="string">
            <text:p>Request-1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152789" calcext:value-type="float">
            <text:p>1643724152789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163803" calcext:value-type="float">
            <text:p>1643724163803</text:p>
          </table:table-cell>
          <table:table-cell office:value-type="float" office:value="9998" calcext:value-type="float">
            <text:p>9998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174808" calcext:value-type="float">
            <text:p>1643724174808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185819" calcext:value-type="float">
            <text:p>1643724185819</text:p>
          </table:table-cell>
          <table:table-cell office:value-type="float" office:value="9897" calcext:value-type="float">
            <text:p>9897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196724" calcext:value-type="float">
            <text:p>1643724196724</text:p>
          </table:table-cell>
          <table:table-cell office:value-type="float" office:value="10595" calcext:value-type="float">
            <text:p>10595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208326" calcext:value-type="float">
            <text:p>1643724208326</text:p>
          </table:table-cell>
          <table:table-cell office:value-type="float" office:value="10121" calcext:value-type="float">
            <text:p>10121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219456" calcext:value-type="float">
            <text:p>1643724219456</text:p>
          </table:table-cell>
          <table:table-cell office:value-type="float" office:value="9955" calcext:value-type="float">
            <text:p>9955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230417" calcext:value-type="float">
            <text:p>1643724230417</text:p>
          </table:table-cell>
          <table:table-cell office:value-type="float" office:value="10135" calcext:value-type="float">
            <text:p>10135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241562" calcext:value-type="float">
            <text:p>1643724241562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252586" calcext:value-type="float">
            <text:p>1643724252586</text:p>
          </table:table-cell>
          <table:table-cell office:value-type="float" office:value="10693" calcext:value-type="float">
            <text:p>10693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264287" calcext:value-type="float">
            <text:p>1643724264287</text:p>
          </table:table-cell>
          <table:table-cell office:value-type="float" office:value="9943" calcext:value-type="float">
            <text:p>9943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275235" calcext:value-type="float">
            <text:p>1643724275235</text:p>
          </table:table-cell>
          <table:table-cell office:value-type="float" office:value="9854" calcext:value-type="float">
            <text:p>9854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286093" calcext:value-type="float">
            <text:p>1643724286093</text:p>
          </table:table-cell>
          <table:table-cell office:value-type="float" office:value="9916" calcext:value-type="float">
            <text:p>9916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297018" calcext:value-type="float">
            <text:p>1643724297018</text:p>
          </table:table-cell>
          <table:table-cell office:value-type="float" office:value="9995" calcext:value-type="float">
            <text:p>9995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308019" calcext:value-type="float">
            <text:p>1643724308019</text:p>
          </table:table-cell>
          <table:table-cell office:value-type="float" office:value="10078" calcext:value-type="float">
            <text:p>10078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319105" calcext:value-type="float">
            <text:p>1643724319105</text:p>
          </table:table-cell>
          <table:table-cell office:value-type="float" office:value="10396" calcext:value-type="float">
            <text:p>10396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330508" calcext:value-type="float">
            <text:p>1643724330508</text:p>
          </table:table-cell>
          <table:table-cell office:value-type="float" office:value="10103" calcext:value-type="float">
            <text:p>10103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341618" calcext:value-type="float">
            <text:p>1643724341618</text:p>
          </table:table-cell>
          <table:table-cell office:value-type="float" office:value="9968" calcext:value-type="float">
            <text:p>9968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352592" calcext:value-type="float">
            <text:p>1643724352592</text:p>
          </table:table-cell>
          <table:table-cell office:value-type="float" office:value="9992" calcext:value-type="float">
            <text:p>9992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363595" calcext:value-type="float">
            <text:p>1643724363595</text:p>
          </table:table-cell>
          <table:table-cell office:value-type="float" office:value="10116" calcext:value-type="float">
            <text:p>10116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374721" calcext:value-type="float">
            <text:p>1643724374721</text:p>
          </table:table-cell>
          <table:table-cell office:value-type="float" office:value="10677" calcext:value-type="float">
            <text:p>10677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386405" calcext:value-type="float">
            <text:p>1643724386405</text:p>
          </table:table-cell>
          <table:table-cell office:value-type="float" office:value="9964" calcext:value-type="float">
            <text:p>9964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397373" calcext:value-type="float">
            <text:p>1643724397373</text:p>
          </table:table-cell>
          <table:table-cell office:value-type="float" office:value="9987" calcext:value-type="float">
            <text:p>9987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408366" calcext:value-type="float">
            <text:p>1643724408366</text:p>
          </table:table-cell>
          <table:table-cell office:value-type="float" office:value="10056" calcext:value-type="float">
            <text:p>10056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419429" calcext:value-type="float">
            <text:p>1643724419429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430444" calcext:value-type="float">
            <text:p>1643724430444</text:p>
          </table:table-cell>
          <table:table-cell office:value-type="float" office:value="9986" calcext:value-type="float">
            <text:p>9986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441436" calcext:value-type="float">
            <text:p>1643724441436</text:p>
          </table:table-cell>
          <table:table-cell office:value-type="float" office:value="10425" calcext:value-type="float">
            <text:p>10425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452867" calcext:value-type="float">
            <text:p>1643724452867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463977" calcext:value-type="float">
            <text:p>1643724463977</text:p>
          </table:table-cell>
          <table:table-cell office:value-type="float" office:value="9981" calcext:value-type="float">
            <text:p>9981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474964" calcext:value-type="float">
            <text:p>1643724474964</text:p>
          </table:table-cell>
          <table:table-cell office:value-type="float" office:value="10023" calcext:value-type="float">
            <text:p>10023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485996" calcext:value-type="float">
            <text:p>1643724485996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497046" calcext:value-type="float">
            <text:p>1643724497046</text:p>
          </table:table-cell>
          <table:table-cell office:value-type="float" office:value="10586" calcext:value-type="float">
            <text:p>10586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508636" calcext:value-type="float">
            <text:p>1643724508636</text:p>
          </table:table-cell>
          <table:table-cell office:value-type="float" office:value="9976" calcext:value-type="float">
            <text:p>9976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519618" calcext:value-type="float">
            <text:p>1643724519618</text:p>
          </table:table-cell>
          <table:table-cell office:value-type="float" office:value="9968" calcext:value-type="float">
            <text:p>9968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530592" calcext:value-type="float">
            <text:p>1643724530592</text:p>
          </table:table-cell>
          <table:table-cell office:value-type="float" office:value="9887" calcext:value-type="float">
            <text:p>9887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541485" calcext:value-type="float">
            <text:p>1643724541485</text:p>
          </table:table-cell>
          <table:table-cell office:value-type="float" office:value="10039" calcext:value-type="float">
            <text:p>10039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552532" calcext:value-type="float">
            <text:p>1643724552532</text:p>
          </table:table-cell>
          <table:table-cell office:value-type="float" office:value="10056" calcext:value-type="float">
            <text:p>10056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563595" calcext:value-type="float">
            <text:p>1643724563595</text:p>
          </table:table-cell>
          <table:table-cell office:value-type="float" office:value="10203" calcext:value-type="float">
            <text:p>10203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574804" calcext:value-type="float">
            <text:p>1643724574804</text:p>
          </table:table-cell>
          <table:table-cell office:value-type="float" office:value="10072" calcext:value-type="float">
            <text:p>10072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724585883" calcext:value-type="float">
            <text:p>1643724585883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Request-1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Thread Group 1-1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43">
          <table:table-cell table:number-columns-repeated="12"/>
        </table:table-row>
        <table:table-row table:style-name="ro1" table:number-rows-repeated="440"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4T18:15:27.476473920</dc:date>
    <meta:editing-duration>PT2M3S</meta:editing-duration>
    <meta:editing-cycles>1</meta:editing-cycles>
    <meta:document-statistic meta:table-count="1" meta:cell-count="4840" meta:object-count="0"/>
    <meta:generator>LibreOffice/6.4.7.2$Linux_X86_64 LibreOffice_project/40$Build-2</meta:generator>
  </office:meta>
</office:document-meta>
</file>